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ef9c" officeooo:paragraph-rsid="001ce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nograma dia 20/12</text:p>
      <text:p text:style-name="P1"/>
      <text:p text:style-name="P1">- Entregar Protótipo, Diagrama de Classes e caso de uso</text:p>
      <text:p text:style-name="P1"><text:tab/></text:p>
      <text:p text:style-name="P1">- Protótipo e caso de uso serão gerados em arquivos diferentes PDF – Serão comentados pelo professor</text:p>
      <text:p text:style-name="P1">- Arquivo editável: apenas o documento de Requisito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20:53.063348159</meta:creation-date>
    <dc:date>2018-12-17T11:28:47.047197989</dc:date>
    <meta:editing-duration>PT8M</meta:editing-duration>
    <meta:editing-cycles>1</meta:editing-cycles>
    <meta:document-statistic meta:table-count="0" meta:image-count="0" meta:object-count="0" meta:page-count="1" meta:paragraph-count="5" meta:word-count="37" meta:character-count="228" meta:non-whitespace-character-count="193"/>
    <meta:generator>LibreOffice/5.1.6.2$Linux_X86_64 LibreOffice_project/10m0$Build-2</meta:generator>
  </office:meta>
</office:document-meta>
</file>